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</office:automatic-styles>
  <office:body>
    <office:text text:use-soft-page-breaks="true">
      <text:p text:style-name="P1">07.02.2023</text:p>
      <text:p text:style-name="P2">(Letztes Update) 23.05.2023</text:p>
      <text:p text:style-name="P3">Duncan Schreiter</text:p>
      <text:p text:style-name="Standard">Name: Tanks War</text:p>
      <text:p text:style-name="Standard">Referenz: World of Tanks</text:p>
      <text:p text:style-name="Standard">Das Ziel des Spielst ist es sein gegenüber zu Vernichten. Man muss seinen Gegner<text:s/>4-mal<text:s/>treffen,<text:s/>um ihn zu besiegen, damit man die Runde als Sieger beendet.<text:s/></text:p>
      <text:p text:style-name="Standard"/>
      <text:p text:style-name="Standard">Das Spiel wird über die Tastatur gesteuert. Die Beiden Panzer bewegt man mit<text:s/>den<text:s/>Tasten „WASD“ und „Pfeiltasten Oben, Unten, Rechts, Licks “. Man kann mit „R“ und „P“<text:s/>schießen.<text:s/></text:p>
      <text:p text:style-name="Standard">Die Allgemeinen Spielregeln werden sein, dass<text:s/>man,<text:s/>denn Gegner alle seine HP abziehen muss, damit der Gegner<text:s/>besiegt ist.<text:s/>Dann wird der Sieger mit einer Fensterausgabe bekannt gegeben.<text:s/>Dann<text:s/>beendet sich das spiel. Es gibt ein Hauptmenu, in dem man sein Spielernamen festlegen kann, außerdem gibt es auch ein<text:s/>Pause Menü,<text:s/>was man mit „Esc“ öffnen kann.</text:p>
      <text:p text:style-name="Standard">Die Schwierigkeit bei der Programmierung wird das Menü sein<text:s/>und<text:s/>die genauen Bewegungen<text:s/>der Panzer.</text:p>
      <text:p text:style-name="Standard">Meine Quellen für Sprites sind offene Quellen, allerdings werden die meisten Wahrscheinlich von mir selbst erstellt werden.</text:p>
      <text:p text:style-name="Standard"/>
      <text:p text:style-name="Standard">Quellen:</text:p>
      <text:p text:style-name="Standard"><text:a xlink:href="https://free-game-assets.itch.io/free-2d-tank-game-assets" office:target-frame-name="_top" xlink:show="replace"><text:span text:style-name="Hyperlink">https://free-game-assets.itch.io/free-2d-tank-game-assets</text:span></text:a></text:p>
      <text:p text:style-name="Standard"><text:a xlink:href="http://www.pygame.org" office:target-frame-name="_top" xlink:show="replace"><text:span text:style-name="Hyperlink">www.pygame.org</text:span></text:a></text:p>
      <text:p text:style-name="Standard">Discord server von Pygame</text:p>
      <text:p text:style-name="P4"/>
      <text:p text:style-name="P5"/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reiter, Duncan</meta:initial-creator>
    <dc:creator>Schreiter, Duncan</dc:creator>
    <meta:creation-date>2023-02-07T10:50:00Z</meta:creation-date>
    <dc:date>2023-05-23T08:19:00Z</dc:date>
    <meta:template xlink:href="Normal.dotm" xlink:type="simple"/>
    <meta:editing-cycles>4</meta:editing-cycles>
    <meta:editing-duration>PT0S</meta:editing-duration>
    <meta:document-statistic meta:page-count="1" meta:paragraph-count="2" meta:word-count="168" meta:character-count="1230" meta:row-count="8" meta:non-whitespace-character-count="1064"/>
  </office:meta>
</office:document-meta>
</file>